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6cm"/>
    </style:style>
    <style:style style:name="gr3" style:family="graphic" style:parent-style-name="standard">
      <style:graphic-properties svg:stroke-width="0.018cm" svg:stroke-color="#666666" draw:marker-start-width="0.227cm" draw:marker-end-width="0.227cm" draw:fill-color="#ffffff" draw:textarea-horizontal-align="justify" draw:textarea-vertical-align="middle" draw:auto-grow-height="false" fo:min-height="0.148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stroke="solid" svg:stroke-width="0.028cm" svg:stroke-color="#000000" draw:marker-start="CF_20_Only_20_One" draw:marker-start-width="0.242cm" draw:marker-end-width="0.242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marker-end="CF_20_Many_20_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marker-end="Triangle_20_unfilled" draw:marker-end-width="0.3cm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marker-end="CF_20_Only_20_One" draw:textarea-vertical-align="middle"/>
    </style:style>
    <style:style style:name="gr16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2cm"/>
    </style:style>
    <style:style style:name="gr19" style:family="graphic" style:parent-style-name="standard">
      <style:graphic-properties draw:stroke="solid" svg:stroke-width="0.018cm" svg:stroke-color="#000000" draw:marker-start="CF_20_Many_20_One" draw:marker-start-width="0.227cm" draw:marker-end-width="0.227cm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000000" draw:marker-start="CF_20_Only_20_One" draw:marker-start-width="0.227cm" draw:marker-end-width="0.227cm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3" style:family="graphic" style:parent-style-name="objectwithoutfill">
      <style:graphic-properties draw:marker-start="" draw:marker-end="Triangle_20_unfilled" draw:marker-end-width="0.3cm" draw:fill="none" draw:textarea-vertical-align="middle"/>
    </style:style>
    <style:style style:name="gr24" style:family="graphic" style:parent-style-name="standard">
      <style:graphic-properties svg:stroke-color="#000000" draw:marker-end="CF_20_Zero_20_Many" draw:textarea-vertical-align="middle"/>
    </style:style>
    <style:style style:name="gr25" style:family="graphic" style:parent-style-name="objectwithoutfill">
      <style:graphic-properties draw:marker-start="Triangle_20_unfilled" draw:marker-end="" draw:marker-end-width="0.3cm" draw:fill="none" draw:textarea-vertical-align="middle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25cm" fo:min-width="2.227cm"/>
    </style:style>
    <style:style style:name="gr27" style:family="graphic" style:parent-style-name="standard">
      <style:graphic-properties svg:stroke-color="#000000" draw:marker-start="CF_20_Zero_20_One" draw:textarea-vertical-align="middle"/>
    </style:style>
    <style:style style:name="gr28" style:family="graphic" style:parent-style-name="standard">
      <style:graphic-properties svg:stroke-color="#000000" draw:marker-end="CF_20_Zero_20_One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8cm"/>
    </style:style>
    <style:style style:name="gr30" style:family="graphic" style:parent-style-name="standard">
      <style:graphic-properties draw:stroke="dash" draw:stroke-dash="Ultrafine_20_Dashed" svg:stroke-color="#ffffff" draw:fill-color="#ffffff" draw:textarea-horizontal-align="justify" draw:textarea-vertical-align="middle" draw:auto-grow-height="false" fo:min-height="0.05cm" fo:min-width="2.227cm"/>
    </style:style>
    <style:style style:name="gr31" style:family="graphic" style:parent-style-name="standard">
      <style:graphic-properties svg:stroke-color="#000000" draw:marker-end="CF_20_Many" draw:textarea-vertical-align="middle"/>
    </style:style>
    <style:style style:name="gr3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55cm" fo:min-width="2.227cm"/>
    </style:style>
    <style:style style:name="P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5pt" fo:font-style="italic" style:font-size-asian="5pt" style:font-style-asian="italic" style:font-size-complex="5pt" style:font-style-complex="italic"/>
    </style:style>
    <style:style style:name="P4" style:family="paragraph">
      <loext:graphic-properties draw:fill-color="#ffffff"/>
      <style:paragraph-properties fo:text-align="center"/>
      <style:text-properties fo:font-size="5pt" fo:font-style="italic" style:font-size-asian="5pt" style:font-style-asian="italic" style:font-size-complex="5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3pt" fo:font-style="italic" style:font-size-asian="3pt" style:font-style-asian="italic" style:font-size-complex="3pt" style:font-style-complex="italic"/>
    </style:style>
    <style:style style:name="P10" style:family="paragraph">
      <loext:graphic-properties draw:fill-color="#ffffff"/>
      <style:paragraph-properties fo:text-align="center"/>
      <style:text-properties fo:font-size="3pt" fo:font-style="italic" style:font-size-asian="3pt" style:font-style-asian="italic" style:font-size-complex="3pt" style:font-style-complex="italic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justify"/>
      <style:text-properties fo:font-size="5pt" fo:font-style="italic" style:font-size-asian="5pt" style:font-style-asian="italic" style:font-size-complex="5pt" style:font-style-complex="italic"/>
    </style:style>
    <style:style style:name="P15" style:family="paragraph">
      <loext:graphic-properties draw:fill-color="#ffffff"/>
      <style:paragraph-properties fo:text-align="justify"/>
      <style:text-properties fo:font-size="5pt" fo:font-style="italic" style:font-size-asian="5pt" style:font-style-asian="italic" style:font-size-complex="5pt" style:font-style-complex="italic"/>
    </style:style>
    <style:style style:name="T1" style:family="text">
      <style:text-properties fo:font-size="5pt" fo:font-style="italic" style:font-size-asian="5pt" style:font-style-asian="italic" style:font-size-complex="5pt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3pt" fo:font-style="italic" style:font-size-asian="3pt" style:font-style-asian="italic" style:font-size-complex="3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2cm" svg:x="16.5cm" svg:y="16.9cm"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2cm" svg:x="13.9cm" svg:y="16.9cm">
          <text:p text:style-name="P11"><text:span text:style-name="T4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5cm" svg:height="0.586cm" svg:x="16.6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15.5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4" draw:id="id4" draw:layer="layout" svg:width="4cm" svg:height="0.5cm" svg:x="4cm" svg:y="15.5cm">
          <text:p text:style-name="P3"><text:span text:style-name="T1">1 Cliente solicita N Encomenda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5cm" svg:height="1cm" svg:x="2cm" svg:y="17cm">
          <text:p text:style-name="P5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2.4cm" svg:height="1cm" svg:x="7.6cm" svg:y="17cm">
          <text:p text:style-name="P7"><text:span text:style-name="T2">En</text:span><text:span text:style-name="T2">co</text:span><text:span text:style-name="T2">m</text:span><text:span text:style-name="T2">en</text:span><text:span text:style-name="T2">d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2cm" svg:height="1cm" svg:x="5cm" svg:y="17cm">
          <text:p text:style-name="P5"><text:span text:style-name="T2">Solic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svg:x1="4.5cm" svg:y1="17.5cm" svg:x2="5cm" svg:y2="17.5cm" draw:start-shape="id1" draw:start-glue-point="1" draw:end-shape="id2" draw:end-glue-point="5" svg:d="M4500 17500h500" svg:viewBox="0 0 501 1">
          <text:p/>
        </draw:connector>
        <draw:connector draw:style-name="gr9" draw:text-style-name="P5" draw:layer="layout" svg:x1="7cm" svg:y1="17.5cm" svg:x2="7.6cm" svg:y2="17.5cm" draw:start-shape="id2" draw:start-glue-point="7" draw:end-shape="id3" draw:end-glue-point="3" svg:d="M7000 17500h600" svg:viewBox="0 0 601 1">
          <text:p/>
        </draw:connector>
        <draw:connector draw:style-name="gr10" draw:text-style-name="P8" draw:layer="layout" svg:x1="3.25cm" svg:y1="17cm" svg:x2="4cm" svg:y2="15.75cm" draw:start-shape="id1" draw:start-glue-point="0" draw:end-shape="id4" draw:end-glue-point="3" svg:d="M3250 17000v-1250h750" svg:viewBox="0 0 751 1251">
          <text:p/>
        </draw:connector>
        <draw:connector draw:style-name="gr11" draw:text-style-name="P8" draw:layer="layout" svg:x1="8cm" svg:y1="15.75cm" svg:x2="8.8cm" svg:y2="17cm" draw:start-shape="id4" draw:start-glue-point="1" draw:end-shape="id3" svg:d="M8000 15750h800v1250" svg:viewBox="0 0 801 1251">
          <text:p/>
        </draw:connector>
        <draw:custom-shape draw:style-name="gr12" draw:text-style-name="P4" xml:id="id5" draw:id="id5" draw:layer="layout" svg:width="0.4cm" svg:height="0.2cm" svg:x="7cm" svg:y="17cm">
          <text:p text:style-name="P3"><text:span text:style-name="T1">(1,N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cm" svg:y1="16cm" svg:x2="7.2cm" svg:y2="17cm" draw:start-shape="id4" draw:start-glue-point="2" draw:end-shape="id5" draw:end-glue-point="0" svg:d="M6000 16000v500h1200v500" svg:viewBox="0 0 1201 1001">
          <text:p/>
        </draw:connector>
        <draw:custom-shape draw:style-name="gr4" draw:text-style-name="P4" xml:id="id6" draw:id="id6" draw:layer="layout" svg:width="4cm" svg:height="0.5cm" svg:x="4cm" svg:y="19cm">
          <text:p text:style-name="P3"><text:span text:style-name="T1">1 Encomenda é solicitada por 1 Client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cm" svg:y1="18cm" svg:x2="8cm" svg:y2="19.25cm" draw:start-shape="id3" draw:start-glue-point="2" draw:end-shape="id6" draw:end-glue-point="1" svg:d="M8800 18000v1250h-800" svg:viewBox="0 0 801 1251">
          <text:p/>
        </draw:connector>
        <draw:connector draw:style-name="gr11" draw:text-style-name="P8" draw:layer="layout" svg:x1="4cm" svg:y1="19.25cm" svg:x2="3.25cm" svg:y2="18cm" draw:start-shape="id6" draw:start-glue-point="3" draw:end-shape="id1" svg:d="M4000 19250h-750v-1250" svg:viewBox="0 0 751 1251">
          <text:p/>
        </draw:connector>
        <draw:custom-shape draw:style-name="gr12" draw:text-style-name="P4" xml:id="id7" draw:id="id7" draw:layer="layout" svg:width="0.4cm" svg:height="0.2cm" svg:x="4.6cm" svg:y="17.8cm">
          <text:p text:style-name="P3"><text:span text:style-name="T1">(1,1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6cm" svg:y1="19cm" svg:x2="4.8cm" svg:y2="18cm" draw:start-shape="id6" draw:start-glue-point="0" draw:end-shape="id7" draw:end-glue-point="2" svg:d="M6000 19000v-500h-1200v-500" svg:viewBox="0 0 1201 1001">
          <text:p/>
        </draw:connector>
        <draw:custom-shape draw:style-name="gr14" draw:text-style-name="P4" draw:layer="layout" svg:width="0.4cm" svg:height="0.2cm" svg:x="4.6cm" svg:y="19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19.6cm">
          <text:p text:style-name="P3"><text:span text:style-name="T1">M</text:span><text:span text:style-name="T1">A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4.6cm" svg:y="15.2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15.2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4cm" svg:height="0.5cm" svg:x="13cm" svg:y="3.5cm">
          <text:p text:style-name="P3"><text:span text:style-name="T1">1 </text:span><text:span text:style-name="T1">Pr</text:span><text:span text:style-name="T1">of</text:span><text:span text:style-name="T1">es</text:span><text:span text:style-name="T1">so</text:span><text:span text:style-name="T1">r </text:span><text:span text:style-name="T1">us</text:span><text:span text:style-name="T1">a </text:span><text:span text:style-name="T1">1 </text:span><text:span text:style-name="T1">Ar</text:span><text:span text:style-name="T1">m</text:span><text:span text:style-name="T1">ár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2.5cm" svg:height="1cm" svg:x="11cm" svg:y="5cm">
          <text:p text:style-name="P5"><text:span text:style-name="T2">Profess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" draw:id="id11" draw:layer="layout" svg:width="2.4cm" svg:height="1cm" svg:x="16.6cm" svg:y="5cm">
          <text:p text:style-name="P7"><text:span text:style-name="T2">Armári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2cm" svg:height="1cm" svg:x="14cm" svg:y="5cm">
          <text:p text:style-name="P5"><text:span text:style-name="T2">U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svg:x1="13.5cm" svg:y1="5.5cm" svg:x2="14cm" svg:y2="5.5cm" draw:start-shape="id8" draw:start-glue-point="1" draw:end-shape="id9" draw:end-glue-point="5" svg:d="M13500 5500h500" svg:viewBox="0 0 501 1">
          <text:p/>
        </draw:connector>
        <draw:connector draw:style-name="gr10" draw:text-style-name="P8" draw:layer="layout" svg:x1="12.25cm" svg:y1="5cm" svg:x2="13cm" svg:y2="3.75cm" draw:start-shape="id8" draw:start-glue-point="0" draw:end-shape="id10" draw:end-glue-point="3" svg:d="M12250 5000v-1250h750" svg:viewBox="0 0 751 1251">
          <text:p/>
        </draw:connector>
        <draw:connector draw:style-name="gr11" draw:text-style-name="P8" draw:layer="layout" svg:x1="17cm" svg:y1="3.75cm" svg:x2="17.8cm" svg:y2="5cm" draw:start-shape="id10" draw:start-glue-point="1" draw:end-shape="id11" svg:d="M17000 3750h800v1250" svg:viewBox="0 0 801 1251">
          <text:p/>
        </draw:connector>
        <draw:custom-shape draw:style-name="gr12" draw:text-style-name="P4" xml:id="id12" draw:id="id12" draw:layer="layout" svg:width="0.4cm" svg:height="0.2cm" svg:x="16cm" svg:y="5cm">
          <text:p text:style-name="P3"><text:span text:style-name="T1">(1,1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cm" svg:y1="4cm" svg:x2="16.2cm" svg:y2="5cm" draw:start-shape="id10" draw:start-glue-point="2" draw:end-shape="id12" draw:end-glue-point="0" svg:d="M15000 4000v500h1200v500" svg:viewBox="0 0 1201 1001">
          <text:p/>
        </draw:connector>
        <draw:custom-shape draw:style-name="gr4" draw:text-style-name="P4" xml:id="id13" draw:id="id13" draw:layer="layout" svg:width="4cm" svg:height="0.5cm" svg:x="13cm" svg:y="7cm">
          <text:p text:style-name="P3"><text:span text:style-name="T1">1 Armário é usado por 1 Professo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7.8cm" svg:y1="6cm" svg:x2="17cm" svg:y2="7.25cm" draw:start-shape="id11" draw:start-glue-point="2" draw:end-shape="id13" draw:end-glue-point="1" svg:d="M17800 6000v1250h-800" svg:viewBox="0 0 801 1251">
          <text:p/>
        </draw:connector>
        <draw:connector draw:style-name="gr11" draw:text-style-name="P8" draw:layer="layout" svg:x1="13cm" svg:y1="7.25cm" svg:x2="12.25cm" svg:y2="6cm" draw:start-shape="id13" draw:start-glue-point="3" draw:end-shape="id8" svg:d="M13000 7250h-750v-1250" svg:viewBox="0 0 751 1251">
          <text:p/>
        </draw:connector>
        <draw:custom-shape draw:style-name="gr12" draw:text-style-name="P4" xml:id="id14" draw:id="id14" draw:layer="layout" svg:width="0.4cm" svg:height="0.2cm" svg:x="13.6cm" svg:y="5.8cm">
          <text:p text:style-name="P3"><text:span text:style-name="T1">(1,1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cm" svg:y1="7cm" svg:x2="13.8cm" svg:y2="6cm" draw:start-shape="id13" draw:start-glue-point="0" draw:end-shape="id14" draw:end-glue-point="2" svg:d="M15000 7000v-500h-1200v-500" svg:viewBox="0 0 1201 1001">
          <text:p/>
        </draw:connector>
        <draw:custom-shape draw:style-name="gr14" draw:text-style-name="P4" draw:layer="layout" svg:width="0.4cm" svg:height="0.2cm" svg:x="13.6cm" svg:y="7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7.6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3.6cm" svg:y="3.2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3.2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6cm" svg:y1="5.5cm" svg:x2="16.6cm" svg:y2="5.5cm" draw:start-shape="id9" draw:start-glue-point="7" draw:end-shape="id11" draw:end-glue-point="3" svg:d="M16000 5500h600" svg:viewBox="0 0 601 1">
          <text:p/>
        </draw:connector>
        <draw:custom-shape draw:style-name="gr16" draw:text-style-name="P10" draw:layer="layout" svg:width="0.118cm" svg:height="0.057cm" svg:x="15.7cm" svg:y="6.207cm">
          <text:p text:style-name="P9"><text:span text:style-name="T3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9cm" svg:x="15.7cm" svg:y="6.322cm">
          <text:p text:style-name="P9"><text:span text:style-name="T3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8cm" svg:x="15.7cm" svg:y="6.439cm">
          <text:p text:style-name="P9"><text:span text:style-name="T3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9cm" svg:x="15.7cm" svg:y="6.555cm">
          <text:p text:style-name="P9"><text:span text:style-name="T3">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7cm" svg:x="16.769cm" svg:y="6.2cm">
          <text:p text:style-name="P9"><text:span text:style-name="T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16.769cm" svg:y="6.315cm">
          <text:p text:style-name="P9"><text:span text:style-name="T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8cm" svg:x="16.769cm" svg:y="6.432cm">
          <text:p text:style-name="P9"><text:span text:style-name="T3">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16.769cm" svg:y="6.548cm">
          <text:p text:style-name="P9"><text:span text:style-name="T3">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" draw:layer="layout" svg:x1="15.838cm" svg:y1="6.229cm" svg:x2="16.746cm" svg:y2="6.229cm" svg:d="M15838 6229h908" svg:viewBox="0 0 909 1">
          <text:p/>
        </draw:connector>
        <draw:connector draw:style-name="gr17" draw:text-style-name="P2" draw:layer="layout" svg:x1="15.838cm" svg:y1="6.346cm" svg:x2="16.746cm" svg:y2="6.346cm" svg:d="M15838 6346h908" svg:viewBox="0 0 909 1">
          <text:p/>
        </draw:connector>
        <draw:connector draw:style-name="gr17" draw:text-style-name="P2" draw:layer="layout" svg:x1="15.838cm" svg:y1="6.462cm" svg:x2="16.746cm" svg:y2="6.462cm" svg:d="M15838 6462h908" svg:viewBox="0 0 909 1">
          <text:p/>
        </draw:connector>
        <draw:connector draw:style-name="gr17" draw:text-style-name="P2" draw:layer="layout" svg:x1="15.838cm" svg:y1="6.579cm" svg:x2="16.746cm" svg:y2="6.579cm" svg:d="M15838 6579h908" svg:viewBox="0 0 909 1">
          <text:p/>
        </draw:connector>
        <draw:custom-shape draw:style-name="gr18" draw:text-style-name="P6" draw:layer="layout" svg:width="2.5cm" svg:height="0.3cm" svg:x="2.1cm" svg:y="1.6cm">
          <text:p text:style-name="P5"><text:span text:style-name="T2">Car</text:span><text:span text:style-name="T2">din</text:span><text:span text:style-name="T2">alid</text:span><text:span text:style-name="T2">ad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86cm" svg:x="7.6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6.521cm" svg:y="12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7" draw:id="id17" draw:layer="layout" svg:width="4cm" svg:height="0.5cm" svg:x="4cm" svg:y="9.5cm">
          <text:p text:style-name="P3"><text:span text:style-name="T1">1 Funcionário </text:span><text:span text:style-name="T1">Trabalha em 1 </text:span><text:span text:style-name="T1">Departam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2.5cm" svg:height="1cm" svg:x="2cm" svg:y="11cm">
          <text:p text:style-name="P11"><text:span text:style-name="T4">F</text:span><text:span text:style-name="T4">u</text:span><text:span text:style-name="T4">nc</text:span><text:span text:style-name="T4">io</text:span><text:span text:style-name="T4">n</text:span><text:span text:style-name="T4">ári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2.4cm" svg:height="1cm" svg:x="7.6cm" svg:y="11cm">
          <text:p text:style-name="P11"><text:span text:style-name="T4">D</text:span><text:span text:style-name="T4">e</text:span><text:span text:style-name="T4">p</text:span><text:span text:style-name="T4">ar</text:span><text:span text:style-name="T4">ta</text:span><text:span text:style-name="T4">m</text:span><text:span text:style-name="T4">e</text:span><text:span text:style-name="T4">nt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2cm" svg:height="1cm" svg:x="5cm" svg:y="11cm">
          <text:p text:style-name="P11"><text:span text:style-name="T4">Trabalh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svg:x1="4.5cm" svg:y1="11.5cm" svg:x2="5cm" svg:y2="11.5cm" draw:start-shape="id15" draw:start-glue-point="1" draw:end-shape="id16" draw:end-glue-point="5" svg:d="M4500 11500h500" svg:viewBox="0 0 501 1">
          <text:p/>
        </draw:connector>
        <draw:connector draw:style-name="gr10" draw:text-style-name="P8" draw:layer="layout" svg:x1="3.25cm" svg:y1="11cm" svg:x2="4cm" svg:y2="9.75cm" draw:start-shape="id15" draw:start-glue-point="0" draw:end-shape="id17" draw:end-glue-point="3" svg:d="M3250 11000v-1250h750" svg:viewBox="0 0 751 1251">
          <text:p/>
        </draw:connector>
        <draw:connector draw:style-name="gr11" draw:text-style-name="P8" draw:layer="layout" svg:x1="8cm" svg:y1="9.75cm" svg:x2="8.8cm" svg:y2="11cm" draw:start-shape="id17" draw:start-glue-point="1" draw:end-shape="id18" svg:d="M8000 9750h800v1250" svg:viewBox="0 0 801 1251">
          <text:p/>
        </draw:connector>
        <draw:custom-shape draw:style-name="gr12" draw:text-style-name="P4" xml:id="id19" draw:id="id19" draw:layer="layout" svg:width="0.4cm" svg:height="0.2cm" svg:x="7cm" svg:y="11cm">
          <text:p text:style-name="P3"><text:span text:style-name="T1">(1,1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cm" svg:y1="10cm" svg:x2="7.2cm" svg:y2="11cm" draw:start-shape="id17" draw:start-glue-point="2" draw:end-shape="id19" draw:end-glue-point="0" svg:d="M6000 10000v500h1200v500" svg:viewBox="0 0 1201 1001">
          <text:p/>
        </draw:connector>
        <draw:custom-shape draw:style-name="gr4" draw:text-style-name="P4" xml:id="id20" draw:id="id20" draw:layer="layout" svg:width="4cm" svg:height="0.5cm" svg:x="4cm" svg:y="13cm">
          <text:p text:style-name="P3"><text:span text:style-name="T1">1 Departamento </text:span><text:span text:style-name="T1">trabalham N </text:span><text:span text:style-name="T1">Funcionário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cm" svg:y1="12cm" svg:x2="8cm" svg:y2="13.25cm" draw:start-shape="id18" draw:start-glue-point="2" draw:end-shape="id20" draw:end-glue-point="1" svg:d="M8800 12000v1250h-800" svg:viewBox="0 0 801 1251">
          <text:p/>
        </draw:connector>
        <draw:connector draw:style-name="gr11" draw:text-style-name="P8" draw:layer="layout" svg:x1="4cm" svg:y1="13.25cm" svg:x2="3.25cm" svg:y2="12cm" draw:start-shape="id20" draw:start-glue-point="3" draw:end-shape="id15" svg:d="M4000 13250h-750v-1250" svg:viewBox="0 0 751 1251">
          <text:p/>
        </draw:connector>
        <draw:custom-shape draw:style-name="gr12" draw:text-style-name="P4" xml:id="id21" draw:id="id21" draw:layer="layout" svg:width="0.4cm" svg:height="0.2cm" svg:x="4.6cm" svg:y="11.8cm">
          <text:p text:style-name="P3"><text:span text:style-name="T1">(1,N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6cm" svg:y1="13cm" svg:x2="4.8cm" svg:y2="12cm" draw:start-shape="id20" draw:start-glue-point="0" draw:end-shape="id21" draw:end-glue-point="2" svg:d="M6000 13000v-500h-1200v-500" svg:viewBox="0 0 1201 1001">
          <text:p/>
        </draw:connector>
        <draw:custom-shape draw:style-name="gr14" draw:text-style-name="P4" draw:layer="layout" svg:width="0.4cm" svg:height="0.2cm" svg:x="4.6cm" svg:y="13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13.6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4.6cm" svg:y="9.2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9.2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7cm" svg:y1="11.5cm" svg:x2="7.6cm" svg:y2="11.5cm" draw:start-shape="id16" draw:start-glue-point="7" draw:end-shape="id18" draw:end-glue-point="3" svg:d="M7000 11500h600" svg:viewBox="0 0 601 1">
          <text:p/>
        </draw:connector>
        <draw:custom-shape draw:style-name="gr16" draw:text-style-name="P10" draw:layer="layout" svg:width="0.118cm" svg:height="0.057cm" svg:x="6.7cm" svg:y="12.207cm">
          <text:p text:style-name="P9"><text:span text:style-name="T3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9cm" svg:x="6.7cm" svg:y="12.322cm">
          <text:p text:style-name="P9"><text:span text:style-name="T3">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8cm" svg:x="6.7cm" svg:y="12.439cm">
          <text:p text:style-name="P9"><text:span text:style-name="T3">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18cm" svg:height="0.059cm" svg:x="6.7cm" svg:y="12.555cm">
          <text:p text:style-name="P9"><text:span text:style-name="T3">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7.8cm" svg:y="12.241cm">
          <text:p text:style-name="P9"><text:span text:style-name="T3">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8cm" svg:x="7.8cm" svg:y="12.5cm">
          <text:p text:style-name="P9"><text:span text:style-name="T3">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6.837cm" svg:y1="12.238cm" svg:x2="7.773cm" svg:y2="12.263cm">
          <text:p/>
        </draw:line>
        <draw:line draw:style-name="gr20" draw:text-style-name="P8" draw:layer="layout" svg:x1="6.839cm" svg:y1="12.358cm" svg:x2="7.773cm" svg:y2="12.267cm">
          <text:p/>
        </draw:line>
        <draw:line draw:style-name="gr20" draw:text-style-name="P8" draw:layer="layout" svg:x1="6.841cm" svg:y1="12.471cm" svg:x2="7.769cm" svg:y2="12.521cm">
          <text:p/>
        </draw:line>
        <draw:line draw:style-name="gr20" draw:text-style-name="P8" draw:layer="layout" svg:x1="6.839cm" svg:y1="12.589cm" svg:x2="7.765cm" svg:y2="12.523cm">
          <text:p/>
        </draw:line>
        <draw:custom-shape draw:style-name="gr4" draw:text-style-name="P4" xml:id="id24" draw:id="id24" draw:layer="layout" svg:width="4cm" svg:height="0.5cm" svg:x="13cm" svg:y="9.5cm">
          <text:p text:style-name="P3"><text:span text:style-name="T1">N </text:span><text:span text:style-name="T1">Clie</text:span><text:span text:style-name="T1">ntes </text:span><text:span text:style-name="T1">adq</text:span><text:span text:style-name="T1">uire</text:span><text:span text:style-name="T1">m N </text:span><text:span text:style-name="T1">Pac</text:span><text:span text:style-name="T1">ot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2.5cm" svg:height="1cm" svg:x="11cm" svg:y="11cm">
          <text:p text:style-name="P11"><text:span text:style-name="T4">Cli</text:span><text:span text:style-name="T4">e</text:span><text:span text:style-name="T4">nt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25" draw:id="id25" draw:layer="layout" svg:width="2.4cm" svg:height="1cm" svg:x="16.6cm" svg:y="11cm">
          <text:p text:style-name="P12"><text:span text:style-name="T5">Pa</text:span><text:span text:style-name="T5">cot</text:span><text:span text:style-name="T5">e </text:span><text:span text:style-name="T5">de </text:span><text:span text:style-name="T5">Via</text:span><text:span text:style-name="T5">ge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2cm" svg:height="1cm" svg:x="14cm" svg:y="11cm">
          <text:p text:style-name="P11"><text:span text:style-name="T4">A</text:span><text:span text:style-name="T4">d</text:span><text:span text:style-name="T4">q</text:span><text:span text:style-name="T4">uir</text:span><text:span text:style-name="T4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svg:x1="13.5cm" svg:y1="11.5cm" svg:x2="14cm" svg:y2="11.5cm" draw:start-shape="id22" draw:start-glue-point="1" draw:end-shape="id23" draw:end-glue-point="5" svg:d="M13500 11500h500" svg:viewBox="0 0 501 1">
          <text:p/>
        </draw:connector>
        <draw:connector draw:style-name="gr10" draw:text-style-name="P8" draw:layer="layout" svg:x1="12.25cm" svg:y1="11cm" svg:x2="13cm" svg:y2="9.75cm" draw:start-shape="id22" draw:start-glue-point="0" draw:end-shape="id24" draw:end-glue-point="3" svg:d="M12250 11000v-1250h750" svg:viewBox="0 0 751 1251">
          <text:p/>
        </draw:connector>
        <draw:connector draw:style-name="gr11" draw:text-style-name="P8" draw:layer="layout" svg:x1="17cm" svg:y1="9.75cm" svg:x2="17.8cm" svg:y2="11cm" draw:start-shape="id24" draw:start-glue-point="1" draw:end-shape="id25" svg:d="M17000 9750h800v1250" svg:viewBox="0 0 801 1251">
          <text:p/>
        </draw:connector>
        <draw:custom-shape draw:style-name="gr12" draw:text-style-name="P4" xml:id="id26" draw:id="id26" draw:layer="layout" svg:width="0.4cm" svg:height="0.2cm" svg:x="16cm" svg:y="11cm">
          <text:p text:style-name="P3"><text:span text:style-name="T1">(1,N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cm" svg:y1="10cm" svg:x2="16.2cm" svg:y2="11cm" draw:start-shape="id24" draw:start-glue-point="2" draw:end-shape="id26" draw:end-glue-point="0" svg:d="M15000 10000v500h1200v500" svg:viewBox="0 0 1201 1001">
          <text:p/>
        </draw:connector>
        <draw:custom-shape draw:style-name="gr4" draw:text-style-name="P4" xml:id="id27" draw:id="id27" draw:layer="layout" svg:width="4cm" svg:height="0.5cm" svg:x="13cm" svg:y="13cm">
          <text:p text:style-name="P3"><text:span text:style-name="T1">1 </text:span><text:span text:style-name="T1">Pa</text:span><text:span text:style-name="T1">cot</text:span><text:span text:style-name="T1">e é </text:span><text:span text:style-name="T1">po</text:span><text:span text:style-name="T1">ss</text:span><text:span text:style-name="T1">uid</text:span><text:span text:style-name="T1">o </text:span><text:span text:style-name="T1">por </text:span><text:span text:style-name="T1">N </text:span><text:span text:style-name="T1">Cli</text:span><text:span text:style-name="T1">ent</text:span><text:span text:style-name="T1">e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7.8cm" svg:y1="12cm" svg:x2="17cm" svg:y2="13.25cm" draw:start-shape="id25" draw:start-glue-point="2" draw:end-shape="id27" draw:end-glue-point="1" svg:d="M17800 12000v1250h-800" svg:viewBox="0 0 801 1251">
          <text:p/>
        </draw:connector>
        <draw:connector draw:style-name="gr11" draw:text-style-name="P8" draw:layer="layout" svg:x1="13cm" svg:y1="13.25cm" svg:x2="12.25cm" svg:y2="12cm" draw:start-shape="id27" draw:start-glue-point="3" draw:end-shape="id22" svg:d="M13000 13250h-750v-1250" svg:viewBox="0 0 751 1251">
          <text:p/>
        </draw:connector>
        <draw:custom-shape draw:style-name="gr12" draw:text-style-name="P4" xml:id="id28" draw:id="id28" draw:layer="layout" svg:width="0.4cm" svg:height="0.2cm" svg:x="13.6cm" svg:y="11.8cm">
          <text:p text:style-name="P3"><text:span text:style-name="T1">(1,</text:span><text:span text:style-name="T1">N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cm" svg:y1="13cm" svg:x2="13.8cm" svg:y2="12cm" draw:start-shape="id27" draw:start-glue-point="0" draw:end-shape="id28" draw:end-glue-point="2" svg:d="M15000 13000v-500h-1200v-500" svg:viewBox="0 0 1201 1001">
          <text:p/>
        </draw:connector>
        <draw:custom-shape draw:style-name="gr14" draw:text-style-name="P4" draw:layer="layout" svg:width="0.4cm" svg:height="0.2cm" svg:x="13.6cm" svg:y="13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13.6cm">
          <text:p text:style-name="P3"><text:span text:style-name="T1">M</text:span><text:span text:style-name="T1">A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3.6cm" svg:y="9.2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9.2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cm" svg:y1="11.5cm" svg:x2="16.6cm" svg:y2="11.5cm" draw:start-shape="id23" draw:start-glue-point="7" draw:end-shape="id25" draw:end-glue-point="3" svg:d="M16000 11500h600" svg:viewBox="0 0 601 1">
          <text:p/>
        </draw:connector>
        <draw:custom-shape draw:style-name="gr3" draw:text-style-name="P2" draw:layer="layout" svg:width="0.5cm" svg:height="0.586cm" svg:x="16.846cm" svg:y="12.2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15.71cm" svg:y="12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15.893cm" svg:y="12.45cm">
          <text:p text:style-name="P9"><text:span text:style-name="T3">C1</text:span></text:p>
          <text:p text:style-name="P9"><text:span text:style-name="T3">C2</text:span></text:p>
          <text:p text:style-name="P9"><text:span text:style-name="T3">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17.042cm" svg:y="12.485cm">
          <text:p text:style-name="P9"><text:span text:style-name="T3">P1</text:span></text:p>
          <text:p text:style-name="P9"><text:span text:style-name="T3">P2</text:span></text:p>
          <text:p text:style-name="P9"><text:span text:style-name="T3">P3</text:span></text:p>
          <text:p text:style-name="P9"><text:span text:style-name="T3">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16.036cm" svg:y1="12.354cm" svg:x2="17cm" svg:y2="12.332cm">
          <text:p/>
        </draw:line>
        <draw:line draw:style-name="gr20" draw:text-style-name="P8" draw:layer="layout" svg:x1="16.04cm" svg:y1="12.47cm" svg:x2="17cm" svg:y2="12.332cm">
          <text:p/>
        </draw:line>
        <draw:line draw:style-name="gr20" draw:text-style-name="P8" draw:layer="layout" svg:x1="16.053cm" svg:y1="12.592cm" svg:x2="17.009cm" svg:y2="12.563cm">
          <text:p/>
        </draw:line>
        <draw:line draw:style-name="gr20" draw:text-style-name="P8" draw:layer="layout" svg:x1="16.047cm" svg:y1="12.595cm" svg:x2="17.005cm" svg:y2="12.68cm">
          <text:p/>
        </draw:line>
        <draw:line draw:style-name="gr20" draw:text-style-name="P8" draw:layer="layout" svg:x1="16.053cm" svg:y1="12.593cm" svg:x2="17.004cm" svg:y2="12.335cm">
          <text:p/>
        </draw:line>
        <draw:line draw:style-name="gr20" draw:text-style-name="P8" draw:layer="layout" svg:x1="16.043cm" svg:y1="12.473cm" svg:x2="17.018cm" svg:y2="12.563cm">
          <text:p/>
        </draw:line>
        <draw:line draw:style-name="gr20" draw:text-style-name="P8" draw:layer="layout" svg:x1="16.033cm" svg:y1="12.357cm" svg:x2="17.003cm" svg:y2="12.446cm">
          <text:p/>
        </draw:line>
        <draw:custom-shape draw:style-name="gr4" draw:text-style-name="P4" xml:id="id31" draw:id="id31" draw:layer="layout" svg:width="4cm" svg:height="0.5cm" svg:x="13cm" svg:y="15.5cm">
          <text:p text:style-name="P3"><text:span text:style-name="T1">E</text:span><text:span text:style-name="T1">m</text:span><text:span text:style-name="T1">p</text:span><text:span text:style-name="T1">r</text:span><text:span text:style-name="T1">e</text:span><text:span text:style-name="T1">g</text:span><text:span text:style-name="T1">a</text:span><text:span text:style-name="T1">d</text:span><text:span text:style-name="T1">o</text:span><text:span text:style-name="T1"> </text:span><text:span text:style-name="T1">p</text:span><text:span text:style-name="T1">o</text:span><text:span text:style-name="T1">d</text:span><text:span text:style-name="T1">e</text:span><text:span text:style-name="T1"> </text:span><text:span text:style-name="T1">p</text:span><text:span text:style-name="T1">o</text:span><text:span text:style-name="T1">s</text:span><text:span text:style-name="T1">s</text:span><text:span text:style-name="T1">u</text:span><text:span text:style-name="T1">i</text:span><text:span text:style-name="T1">r </text:span><text:span text:style-name="T1">0</text:span><text:span text:style-name="T1"> </text:span><text:span text:style-name="T1">o</text:span><text:span text:style-name="T1">u</text:span><text:span text:style-name="T1"> </text:span><text:span text:style-name="T1">N</text:span><text:span text:style-name="T1"> 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9" draw:id="id29" draw:layer="layout" svg:width="2.5cm" svg:height="1cm" svg:x="11cm" svg:y="17cm">
          <text:p text:style-name="P11"><text:span text:style-name="T4">E</text:span><text:span text:style-name="T4">m</text:span><text:span text:style-name="T4">pr</text:span><text:span text:style-name="T4">e</text:span><text:span text:style-name="T4">g</text:span><text:span text:style-name="T4">a</text:span><text:span text:style-name="T4">d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2" draw:id="id32" draw:layer="layout" svg:width="2.4cm" svg:height="1cm" svg:x="16.6cm" svg:y="17cm">
          <text:p text:style-name="P11"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t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1cm" svg:x="14cm" svg:y="17cm">
          <text:p text:style-name="P11"><text:span text:style-name="T4">P</text:span><text:span text:style-name="T4">os</text:span><text:span text:style-name="T4">su</text:span><text:span text:style-name="T4">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13.5cm" svg:y1="17.5cm" svg:x2="14cm" svg:y2="17.5cm" draw:start-shape="id29" draw:start-glue-point="1" draw:end-shape="id30" draw:end-glue-point="5" svg:d="M13500 17500h500" svg:viewBox="0 0 501 1">
          <text:p/>
        </draw:connector>
        <draw:connector draw:style-name="gr22" draw:text-style-name="P8" draw:layer="layout" svg:x1="12.25cm" svg:y1="17cm" svg:x2="13cm" svg:y2="15.75cm" draw:start-shape="id29" draw:start-glue-point="0" draw:end-shape="id31" draw:end-glue-point="3" svg:d="M12250 17000v-1250h750" svg:viewBox="0 0 751 1251">
          <text:p/>
        </draw:connector>
        <draw:connector draw:style-name="gr23" draw:text-style-name="P8" draw:layer="layout" svg:x1="17cm" svg:y1="15.75cm" svg:x2="17.8cm" svg:y2="17cm" draw:start-shape="id31" draw:start-glue-point="1" draw:end-shape="id32" svg:d="M17000 15750h800v1250" svg:viewBox="0 0 801 1251">
          <text:p/>
        </draw:connector>
        <draw:custom-shape draw:style-name="gr12" draw:text-style-name="P4" xml:id="id33" draw:id="id33" draw:layer="layout" svg:width="0.4cm" svg:height="0.2cm" svg:x="16cm" svg:y="17cm">
          <text:p text:style-name="P3"><text:span text:style-name="T1">(0,</text:span><text:span text:style-name="T1">N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cm" svg:y1="16cm" svg:x2="16.2cm" svg:y2="17cm" draw:start-shape="id31" draw:start-glue-point="2" draw:end-shape="id33" draw:end-glue-point="0" svg:d="M15000 16000v500h1200v500" svg:viewBox="0 0 1201 1001">
          <text:p/>
        </draw:connector>
        <draw:custom-shape draw:style-name="gr4" draw:text-style-name="P4" xml:id="id34" draw:id="id34" draw:layer="layout" svg:width="4cm" svg:height="0.5cm" svg:x="13cm" svg:y="19cm">
          <text:p text:style-name="P3"><text:span text:style-name="T1">1 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t</text:span><text:span text:style-name="T1">e </text:span><text:span text:style-name="T1">é </text:span><text:span text:style-name="T1">p</text:span><text:span text:style-name="T1">o</text:span><text:span text:style-name="T1">s</text:span><text:span text:style-name="T1">s</text:span><text:span text:style-name="T1">ui</text:span><text:span text:style-name="T1">d</text:span><text:span text:style-name="T1">o </text:span><text:span text:style-name="T1">p</text:span><text:span text:style-name="T1">o</text:span><text:span text:style-name="T1">r </text:span><text:span text:style-name="T1">1 </text:span><text:span text:style-name="T1">E</text:span><text:span text:style-name="T1">m</text:span><text:span text:style-name="T1">p</text:span><text:span text:style-name="T1">r</text:span><text:span text:style-name="T1">e</text:span><text:span text:style-name="T1">g</text:span><text:span text:style-name="T1">a</text:span><text:span text:style-name="T1">d</text:span><text:span text:style-name="T1">o</text:span></text:p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17.8cm" svg:y1="18cm" svg:x2="17cm" svg:y2="19.25cm" draw:start-shape="id32" draw:start-glue-point="2" draw:end-shape="id34" draw:end-glue-point="1" svg:d="M17800 18000v1250h-800" svg:viewBox="0 0 801 1251">
          <text:p/>
        </draw:connector>
        <draw:connector draw:style-name="gr23" draw:text-style-name="P8" draw:layer="layout" svg:x1="13cm" svg:y1="19.25cm" svg:x2="12.25cm" svg:y2="18cm" draw:start-shape="id34" draw:start-glue-point="3" draw:end-shape="id29" svg:d="M13000 19250h-750v-1250" svg:viewBox="0 0 751 1251">
          <text:p/>
        </draw:connector>
        <draw:custom-shape draw:style-name="gr12" draw:text-style-name="P4" xml:id="id35" draw:id="id35" draw:layer="layout" svg:width="0.4cm" svg:height="0.2cm" svg:x="13.6cm" svg:y="17.8cm">
          <text:p text:style-name="P3"><text:span text:style-name="T1">(1,</text:span><text:span text:style-name="T1">1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cm" svg:y1="19cm" svg:x2="13.8cm" svg:y2="18cm" draw:start-shape="id34" draw:start-glue-point="0" draw:end-shape="id35" draw:end-glue-point="2" svg:d="M15000 19000v-500h-1200v-500" svg:viewBox="0 0 1201 1001">
          <text:p/>
        </draw:connector>
        <draw:custom-shape draw:style-name="gr14" draw:text-style-name="P4" draw:layer="layout" svg:width="0.4cm" svg:height="0.2cm" svg:x="13.6cm" svg:y="19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19.6cm">
          <text:p text:style-name="P3"><text:span text:style-name="T1">M</text:span><text:span text:style-name="T1">A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3.6cm" svg:y="15.2cm">
          <text:p text:style-name="P3"><text:span text:style-name="T1">M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15.2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6cm" svg:y1="17.5cm" svg:x2="16.6cm" svg:y2="17.5cm" draw:start-shape="id30" draw:start-glue-point="7" draw:end-shape="id32" draw:end-glue-point="3" svg:d="M16000 17500h600" svg:viewBox="0 0 601 1">
          <text:p/>
        </draw:connector>
        <draw:custom-shape draw:style-name="gr3" draw:text-style-name="P2" draw:layer="layout" svg:width="0.5cm" svg:height="0.586cm" svg:x="16.846cm" svg:y="18.2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15.71cm" svg:y="18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15.893cm" svg:y="18.45cm">
          <text:p text:style-name="P9"><text:span text:style-name="T3">E1</text:span></text:p>
          <text:p text:style-name="P9"><text:span text:style-name="T3">E2</text:span></text:p>
          <text:p text:style-name="P9"><text:span text:style-name="T3">E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17.042cm" svg:y="18.485cm">
          <text:p text:style-name="P9"><text:span text:style-name="T3">D1</text:span></text:p>
          <text:p text:style-name="P9"><text:span text:style-name="T3">D2</text:span></text:p>
          <text:p text:style-name="P9"><text:span text:style-name="T3">D3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16.031cm" svg:y1="18.364cm" svg:x2="17.001cm" svg:y2="18.333cm">
          <text:p/>
        </draw:line>
        <draw:line draw:style-name="gr20" draw:text-style-name="P8" draw:layer="layout" svg:x1="16.031cm" svg:y1="18.365cm" svg:x2="16.997cm" svg:y2="18.444cm">
          <text:p/>
        </draw:line>
        <draw:line draw:style-name="gr20" draw:text-style-name="P8" draw:layer="layout" svg:x1="16.031cm" svg:y1="18.484cm" svg:x2="16.997cm" svg:y2="18.563cm">
          <text:p/>
        </draw:line>
        <draw:custom-shape draw:style-name="gr1" draw:text-style-name="P1" draw:layer="layout" svg:width="2.6cm" svg:height="1.2cm" svg:x="7.5cm" svg:y="2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2cm" svg:x="4.9cm" svg:y="2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8" draw:id="id38" draw:layer="layout" svg:width="4cm" svg:height="0.5cm" svg:x="4cm" svg:y="21.5cm">
          <text:p text:style-name="P3"><text:span text:style-name="T1">0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s </text:span><text:span text:style-name="T1">s</text:span><text:span text:style-name="T1">ã</text:span><text:span text:style-name="T1">o </text:span><text:span text:style-name="T1">p</text:span><text:span text:style-name="T1">o</text:span><text:span text:style-name="T1">s</text:span><text:span text:style-name="T1">s</text:span><text:span text:style-name="T1">ui</text:span><text:span text:style-name="T1">d</text:span><text:span text:style-name="T1">o</text:span><text:span text:style-name="T1">s </text:span><text:span text:style-name="T1">p</text:span><text:span text:style-name="T1">o</text:span><text:span text:style-name="T1">r </text:span><text:span text:style-name="T1">N </text:span><text:span text:style-name="T1">A</text:span><text:span text:style-name="T1">d</text:span><text:span text:style-name="T1">v</text:span><text:span text:style-name="T1">o</text:span><text:span text:style-name="T1">g</text:span><text:span text:style-name="T1">a</text:span><text:span text:style-name="T1">d</text:span><text:span text:style-name="T1">o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6" draw:id="id36" draw:layer="layout" svg:width="2.5cm" svg:height="1cm" svg:x="2cm" svg:y="23cm">
          <text:p text:style-name="P11"><text:span text:style-name="T4">Adv</text:span><text:span text:style-name="T4">oga</text:span><text:span text:style-name="T4">d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9" draw:id="id39" draw:layer="layout" svg:width="2.4cm" svg:height="1cm" svg:x="7.6cm" svg:y="23cm">
          <text:p text:style-name="P11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2cm" svg:height="1cm" svg:x="5cm" svg:y="23cm">
          <text:p text:style-name="P11"><text:span text:style-name="T4">P</text:span><text:span text:style-name="T4">o</text:span><text:span text:style-name="T4">s</text:span><text:span text:style-name="T4">s</text:span><text:span text:style-name="T4">u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4.5cm" svg:y1="23.5cm" svg:x2="5cm" svg:y2="23.5cm" draw:start-shape="id36" draw:start-glue-point="1" draw:end-shape="id37" draw:end-glue-point="5" svg:d="M4500 23500h500" svg:viewBox="0 0 501 1">
          <text:p/>
        </draw:connector>
        <draw:connector draw:style-name="gr25" draw:text-style-name="P8" draw:layer="layout" svg:x1="3.25cm" svg:y1="23cm" svg:x2="4cm" svg:y2="21.75cm" draw:start-shape="id36" draw:start-glue-point="0" draw:end-shape="id38" draw:end-glue-point="3" svg:d="M3250 23000v-1250h750" svg:viewBox="0 0 751 1251">
          <text:p/>
        </draw:connector>
        <draw:connector draw:style-name="gr22" draw:text-style-name="P8" draw:layer="layout" svg:x1="8cm" svg:y1="21.75cm" svg:x2="8.8cm" svg:y2="23cm" draw:start-shape="id38" draw:start-glue-point="1" draw:end-shape="id39" svg:d="M8000 21750h800v1250" svg:viewBox="0 0 801 1251">
          <text:p/>
        </draw:connector>
        <draw:custom-shape draw:style-name="gr12" draw:text-style-name="P4" xml:id="id40" draw:id="id40" draw:layer="layout" svg:width="0.4cm" svg:height="0.2cm" svg:x="7cm" svg:y="23cm">
          <text:p text:style-name="P3"><text:span text:style-name="T1">(0,N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cm" svg:y1="22cm" svg:x2="7.2cm" svg:y2="23cm" draw:start-shape="id38" draw:start-glue-point="2" draw:end-shape="id40" draw:end-glue-point="0" svg:d="M6000 22000v500h1200v500" svg:viewBox="0 0 1201 1001">
          <text:p/>
        </draw:connector>
        <draw:custom-shape draw:style-name="gr4" draw:text-style-name="P4" xml:id="id41" draw:id="id41" draw:layer="layout" svg:width="4cm" svg:height="0.5cm" svg:x="4cm" svg:y="25cm">
          <text:p text:style-name="P3"><text:span text:style-name="T1">1 Advogado possui N </text:span><text:span text:style-name="T1">processos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8.8cm" svg:y1="24cm" svg:x2="8cm" svg:y2="25.25cm" draw:start-shape="id39" draw:start-glue-point="2" draw:end-shape="id41" draw:end-glue-point="1" svg:d="M8800 24000v1250h-800" svg:viewBox="0 0 801 1251">
          <text:p/>
        </draw:connector>
        <draw:connector draw:style-name="gr22" draw:text-style-name="P8" draw:layer="layout" svg:x1="4cm" svg:y1="25.25cm" svg:x2="3.25cm" svg:y2="24cm" draw:start-shape="id41" draw:start-glue-point="3" draw:end-shape="id36" svg:d="M4000 25250h-750v-1250" svg:viewBox="0 0 751 1251">
          <text:p/>
        </draw:connector>
        <draw:custom-shape draw:style-name="gr12" draw:text-style-name="P4" xml:id="id42" draw:id="id42" draw:layer="layout" svg:width="0.4cm" svg:height="0.2cm" svg:x="4.6cm" svg:y="23.8cm">
          <text:p text:style-name="P3"><text:span text:style-name="T1">(</text:span><text:span text:style-name="T1">1,</text:span><text:span text:style-name="T1">N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6cm" svg:y1="25cm" svg:x2="4.8cm" svg:y2="24cm" draw:start-shape="id41" draw:start-glue-point="0" draw:end-shape="id42" draw:end-glue-point="2" svg:d="M6000 25000v-500h-1200v-500" svg:viewBox="0 0 1201 1001">
          <text:p/>
        </draw:connector>
        <draw:custom-shape draw:style-name="gr14" draw:text-style-name="P4" draw:layer="layout" svg:width="0.4cm" svg:height="0.2cm" svg:x="4.6cm" svg:y="25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25.6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4.6cm" svg:y="21.2cm">
          <text:p text:style-name="P3"><text:span text:style-name="T1">M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7cm" svg:y="21.2cm">
          <text:p text:style-name="P3"><text:span text:style-name="T1">MA</text:span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7cm" svg:y1="23.5cm" svg:x2="7.6cm" svg:y2="23.5cm" draw:start-shape="id37" draw:start-glue-point="7" draw:end-shape="id39" draw:end-glue-point="3" svg:d="M7000 23500h600" svg:viewBox="0 0 601 1">
          <text:p/>
        </draw:connector>
        <draw:custom-shape draw:style-name="gr3" draw:text-style-name="P2" draw:layer="layout" svg:width="0.5cm" svg:height="0.586cm" svg:x="7.846cm" svg:y="24.2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6.71cm" svg:y="24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6.893cm" svg:y="24.45cm">
          <text:p text:style-name="P9"><text:span text:style-name="T3">A1</text:span></text:p>
          <text:p text:style-name="P9"><text:span text:style-name="T3">A2</text:span></text:p>
          <text:p text:style-name="P9"><text:span text:style-name="T3">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8.042cm" svg:y="24.485cm">
          <text:p text:style-name="P9"><text:span text:style-name="T3">P1</text:span></text:p>
          <text:p text:style-name="P9"><text:span text:style-name="T3">P2</text:span></text:p>
          <text:p text:style-name="P9"><text:span text:style-name="T3">P3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7.031cm" svg:y1="24.364cm" svg:x2="8.001cm" svg:y2="24.333cm">
          <text:p/>
        </draw:line>
        <draw:line draw:style-name="gr20" draw:text-style-name="P8" draw:layer="layout" svg:x1="7.031cm" svg:y1="24.365cm" svg:x2="7.997cm" svg:y2="24.444cm">
          <text:p/>
        </draw:line>
        <draw:line draw:style-name="gr20" draw:text-style-name="P8" draw:layer="layout" svg:x1="7.031cm" svg:y1="24.484cm" svg:x2="7.997cm" svg:y2="24.563cm">
          <text:p/>
        </draw:line>
        <draw:line draw:style-name="gr20" draw:text-style-name="P8" draw:layer="layout" svg:x1="7.031cm" svg:y1="24.485cm" svg:x2="7.994cm" svg:y2="24.445cm">
          <text:p/>
        </draw:line>
        <draw:custom-shape draw:style-name="gr26" draw:text-style-name="P15" draw:layer="layout" svg:width="2.727cm" svg:height="0.5cm" svg:x="8.073cm" svg:y="21.2cm">
          <text:p text:style-name="P14"><text:span text:style-name="T1">Entid</text:span><text:span text:style-name="T1">ade </text:span><text:span text:style-name="T1">frac</text:span><text:span text:style-name="T1">a, </text:span><text:span text:style-name="T1">sem </text:span><text:span text:style-name="T1">Adv</text:span><text:span text:style-name="T1">oga</text:span><text:span text:style-name="T1">do </text:span></text:p>
          <text:p text:style-name="P14"><text:span text:style-name="T1">não </text:span><text:span text:style-name="T1">exist</text:span><text:span text:style-name="T1">e </text:span><text:span text:style-name="T1">proc</text:span><text:span text:style-name="T1">ess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2.727cm" svg:height="0.5cm" svg:x="17.1cm" svg:y="15.1cm">
          <text:p text:style-name="P14"><text:span text:style-name="T1">Entid</text:span><text:span text:style-name="T1">ade </text:span><text:span text:style-name="T1">frac</text:span><text:span text:style-name="T1">a, </text:span><text:span text:style-name="T1">emp</text:span><text:span text:style-name="T1">rega</text:span><text:span text:style-name="T1">dos</text:span></text:p>
          <text:p text:style-name="P14"><text:span text:style-name="T1">pod</text:span><text:span text:style-name="T1">em </text:span><text:span text:style-name="T1">não </text:span><text:span text:style-name="T1">ter </text:span><text:span text:style-name="T1">dep</text:span><text:span text:style-name="T1">end</text:span><text:span text:style-name="T1">ent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3" draw:id="id43" draw:layer="layout" svg:width="2.5cm" svg:height="1cm" svg:x="3cm" svg:y="5cm">
          <text:p text:style-name="P11"><text:span text:style-name="T4">Pesso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2cm" svg:height="1cm" svg:x="7cm" svg:y="5cm">
          <text:p text:style-name="P11"><text:span text:style-name="T4">C</text:span><text:span text:style-name="T4">a</text:span><text:span text:style-name="T4">s</text:span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5" draw:layer="layout" svg:x1="4.25cm" svg:y1="6cm" svg:x2="8cm" svg:y2="6cm" draw:start-shape="id43" draw:start-glue-point="2" draw:end-shape="id44" draw:end-glue-point="6" svg:d="M4250 6000v502h3750v-502" svg:viewBox="0 0 3751 503">
          <text:p/>
        </draw:connector>
        <draw:connector draw:style-name="gr28" draw:text-style-name="P5" draw:layer="layout" svg:x1="8cm" svg:y1="5cm" svg:x2="4.25cm" svg:y2="5cm" draw:start-shape="id44" draw:start-glue-point="4" draw:end-shape="id43" draw:end-glue-point="0" svg:d="M8000 5000v-501h-3750v501" svg:viewBox="0 0 3751 502">
          <text:p/>
        </draw:connector>
        <draw:custom-shape draw:style-name="gr12" draw:text-style-name="P4" xml:id="id46" draw:id="id46" draw:layer="layout" svg:width="0.4cm" svg:height="0.2cm" svg:x="3.6cm" svg:y="4.5cm">
          <text:p text:style-name="P3"><text:span text:style-name="T1">(0,1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8" draw:id="id48" draw:layer="layout" svg:width="0.4cm" svg:height="0.2cm" svg:x="3.6cm" svg:y="6.3cm">
          <text:p text:style-name="P3"><text:span text:style-name="T1">(0,1)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45" draw:id="id45" draw:layer="layout" svg:width="3.3cm" svg:height="0.5cm" svg:x="4.7cm" svg:y="3.6cm">
          <text:p text:style-name="P14"><text:span text:style-name="T1">Homem não é </text:span><text:span text:style-name="T1">casado, </text:span></text:p>
          <text:p text:style-name="P14"><text:span text:style-name="T1">Homem é </text:span><text:span text:style-name="T1">casado com 1 </text:span><text:span text:style-name="T1">Mulher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7cm" svg:y1="3.85cm" svg:x2="3.8cm" svg:y2="4.5cm" draw:start-shape="id45" draw:start-glue-point="3" draw:end-shape="id46" draw:end-glue-point="0" svg:d="M4700 3850h-900v650" svg:viewBox="0 0 901 651">
          <text:p/>
        </draw:connector>
        <draw:custom-shape draw:style-name="gr29" draw:text-style-name="P15" xml:id="id47" draw:id="id47" draw:layer="layout" svg:width="3.3cm" svg:height="0.5cm" svg:x="4.7cm" svg:y="7cm">
          <text:p text:style-name="P14"><text:span text:style-name="T1">Mulher não é casada, </text:span></text:p>
          <text:p text:style-name="P14"><text:span text:style-name="T1">Mulher é casada com 1 </text:span><text:span text:style-name="T1">Homem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7cm" svg:y1="7.25cm" svg:x2="3.8cm" svg:y2="6.5cm" draw:start-shape="id47" draw:start-glue-point="3" draw:end-shape="id48" draw:end-glue-point="2" svg:d="M4700 7250h-900v-750" svg:viewBox="0 0 901 751">
          <text:p/>
        </draw:connector>
        <draw:custom-shape draw:style-name="gr30" draw:text-style-name="P15" draw:layer="layout" svg:width="2.727cm" svg:height="0.3cm" svg:x="4.773cm" svg:y="4.6cm">
          <text:p text:style-name="P14"><text:span text:style-name="T1">Auto</text:span><text:span text:style-name="T1">-</text:span><text:span text:style-name="T1">Rela</text:span><text:span text:style-name="T1">cion</text:span><text:span text:style-name="T1">ame</text:span><text:span text:style-name="T1">nt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86cm" svg:x="7.036cm" svg:y="5.8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5.9cm" svg:y="5.7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6.083cm" svg:y="6.061cm">
          <text:p text:style-name="P9"><text:span text:style-name="T3">H1</text:span></text:p>
          <text:p text:style-name="P9"><text:span text:style-name="T3">H2</text:span></text:p>
          <text:p text:style-name="P9"><text:span text:style-name="T3">H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7.232cm" svg:y="6.096cm">
          <text:p text:style-name="P9"><text:span text:style-name="T3">M1</text:span></text:p>
          <text:p text:style-name="P9"><text:span text:style-name="T3">M2</text:span></text:p>
          <text:p text:style-name="P9"><text:span text:style-name="T3">M3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6.231cm" svg:y1="5.974cm" svg:x2="7.193cm" svg:y2="5.961cm">
          <text:p/>
        </draw:line>
        <draw:line draw:style-name="gr20" draw:text-style-name="P8" draw:layer="layout" svg:x1="6.231cm" svg:y1="6.081cm" svg:x2="7.183cm" svg:y2="6.072cm">
          <text:p/>
        </draw:line>
        <draw:custom-shape draw:style-name="gr4" draw:text-style-name="P4" xml:id="id51" draw:id="id51" draw:layer="layout" svg:width="4cm" svg:height="0.5cm" svg:x="13cm" svg:y="21.5cm">
          <text:p text:style-name="P3"><text:span text:style-name="T1">N Médicos atendem N </text:span><text:span text:style-name="T1">Pacient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9" draw:id="id49" draw:layer="layout" svg:width="2.5cm" svg:height="1cm" svg:x="11cm" svg:y="23cm">
          <text:p text:style-name="P11"><text:span text:style-name="T4">Mé</text:span><text:span text:style-name="T4">dic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2" draw:id="id52" draw:layer="layout" svg:width="2.4cm" svg:height="1cm" svg:x="16.6cm" svg:y="23cm">
          <text:p text:style-name="P11"><text:span text:style-name="T4">Pacient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50" draw:id="id50" draw:layer="layout" svg:width="2cm" svg:height="1cm" svg:x="14cm" svg:y="23cm">
          <text:p text:style-name="P11"><text:span text:style-name="T4">At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svg:x1="13.5cm" svg:y1="23.5cm" svg:x2="14cm" svg:y2="23.5cm" draw:start-shape="id49" draw:start-glue-point="1" draw:end-shape="id50" draw:end-glue-point="5" svg:d="M13500 23500h500" svg:viewBox="0 0 501 1">
          <text:p/>
        </draw:connector>
        <draw:connector draw:style-name="gr22" draw:text-style-name="P8" draw:layer="layout" svg:x1="12.25cm" svg:y1="23cm" svg:x2="13cm" svg:y2="21.75cm" draw:start-shape="id49" draw:start-glue-point="0" draw:end-shape="id51" draw:end-glue-point="3" svg:d="M12250 23000v-1250h750" svg:viewBox="0 0 751 1251">
          <text:p/>
        </draw:connector>
        <draw:connector draw:style-name="gr23" draw:text-style-name="P8" draw:layer="layout" svg:x1="17cm" svg:y1="21.75cm" svg:x2="17.8cm" svg:y2="23cm" draw:start-shape="id51" draw:start-glue-point="1" draw:end-shape="id52" svg:d="M17000 21750h800v1250" svg:viewBox="0 0 801 1251">
          <text:p/>
        </draw:connector>
        <draw:custom-shape draw:style-name="gr12" draw:text-style-name="P4" xml:id="id53" draw:id="id53" draw:layer="layout" svg:width="0.4cm" svg:height="0.2cm" svg:x="16cm" svg:y="23cm">
          <text:p text:style-name="P3"><text:span text:style-name="T1">(N,</text:span><text:span text:style-name="T1">N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cm" svg:y1="22cm" svg:x2="16.2cm" svg:y2="23cm" draw:start-shape="id51" draw:start-glue-point="2" draw:end-shape="id53" draw:end-glue-point="0" svg:d="M15000 22000v500h1200v500" svg:viewBox="0 0 1201 1001">
          <text:p/>
        </draw:connector>
        <draw:custom-shape draw:style-name="gr4" draw:text-style-name="P4" xml:id="id54" draw:id="id54" draw:layer="layout" svg:width="4cm" svg:height="0.5cm" svg:x="13cm" svg:y="25cm">
          <text:p text:style-name="P3"><text:span text:style-name="T1">1 </text:span><text:span text:style-name="T1">Paci</text:span><text:span text:style-name="T1">ente </text:span><text:span text:style-name="T1">é </text:span><text:span text:style-name="T1">aten</text:span><text:span text:style-name="T1">dido </text:span><text:span text:style-name="T1">por </text:span><text:span text:style-name="T1">N </text:span><text:span text:style-name="T1">médi</text:span><text:span text:style-name="T1">cos </text:span></text:p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17.8cm" svg:y1="24cm" svg:x2="17cm" svg:y2="25.25cm" draw:start-shape="id52" draw:start-glue-point="2" draw:end-shape="id54" draw:end-glue-point="1" svg:d="M17800 24000v1250h-800" svg:viewBox="0 0 801 1251">
          <text:p/>
        </draw:connector>
        <draw:connector draw:style-name="gr23" draw:text-style-name="P8" draw:layer="layout" svg:x1="13cm" svg:y1="25.25cm" svg:x2="12.25cm" svg:y2="24cm" draw:start-shape="id54" draw:start-glue-point="3" draw:end-shape="id49" svg:d="M13000 25250h-750v-1250" svg:viewBox="0 0 751 1251">
          <text:p/>
        </draw:connector>
        <draw:custom-shape draw:style-name="gr12" draw:text-style-name="P4" xml:id="id55" draw:id="id55" draw:layer="layout" svg:width="0.4cm" svg:height="0.2cm" svg:x="13.6cm" svg:y="23.8cm">
          <text:p text:style-name="P3"><text:span text:style-name="T1">(1,N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cm" svg:y1="25cm" svg:x2="13.8cm" svg:y2="24cm" draw:start-shape="id54" draw:start-glue-point="0" draw:end-shape="id55" draw:end-glue-point="2" svg:d="M15000 25000v-500h-1200v-500" svg:viewBox="0 0 1201 1001">
          <text:p/>
        </draw:connector>
        <draw:custom-shape draw:style-name="gr14" draw:text-style-name="P4" draw:layer="layout" svg:width="0.4cm" svg:height="0.2cm" svg:x="13.6cm" svg:y="25.6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25.6cm">
          <text:p text:style-name="P3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3.6cm" svg:y="21.2cm">
          <text:p text:style-name="P3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cm" svg:height="0.2cm" svg:x="16cm" svg:y="21.2cm">
          <text:p text:style-name="P3"><text:span text:style-name="T1">M</text:span><text:span text:style-name="T1">A</text:span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16cm" svg:y1="23.5cm" svg:x2="16.6cm" svg:y2="23.5cm" draw:start-shape="id50" draw:start-glue-point="7" draw:end-shape="id52" draw:end-glue-point="3" svg:d="M16000 23500h600" svg:viewBox="0 0 601 1">
          <text:p/>
        </draw:connector>
        <draw:custom-shape draw:style-name="gr3" draw:text-style-name="P2" draw:layer="layout" svg:width="0.5cm" svg:height="0.586cm" svg:x="16.846cm" svg:y="24.2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15.71cm" svg:y="24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15.893cm" svg:y="24.45cm">
          <text:p text:style-name="P9"><text:span text:style-name="T3">A1</text:span></text:p>
          <text:p text:style-name="P9"><text:span text:style-name="T3">A2</text:span></text:p>
          <text:p text:style-name="P9"><text:span text:style-name="T3">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17.042cm" svg:y="24.485cm">
          <text:p text:style-name="P9"><text:span text:style-name="T3">P1</text:span></text:p>
          <text:p text:style-name="P9"><text:span text:style-name="T3">P2</text:span></text:p>
          <text:p text:style-name="P9"><text:span text:style-name="T3">P3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16.031cm" svg:y1="24.364cm" svg:x2="17.001cm" svg:y2="24.333cm">
          <text:p/>
        </draw:line>
        <draw:line draw:style-name="gr20" draw:text-style-name="P8" draw:layer="layout" svg:x1="16.031cm" svg:y1="24.365cm" svg:x2="16.997cm" svg:y2="24.444cm">
          <text:p/>
        </draw:line>
        <draw:line draw:style-name="gr20" draw:text-style-name="P8" draw:layer="layout" svg:x1="16.031cm" svg:y1="24.484cm" svg:x2="16.997cm" svg:y2="24.563cm">
          <text:p/>
        </draw:line>
        <draw:line draw:style-name="gr20" draw:text-style-name="P8" draw:layer="layout" svg:x1="16.031cm" svg:y1="24.485cm" svg:x2="16.994cm" svg:y2="24.445cm">
          <text:p/>
        </draw:line>
        <draw:custom-shape draw:style-name="gr3" draw:text-style-name="P2" draw:layer="layout" svg:width="0.5cm" svg:height="0.586cm" svg:x="7.7cm" svg:y="18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86cm" svg:x="6.564cm" svg:y="18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0" draw:layer="layout" svg:width="0.118cm" svg:height="0.057cm" svg:x="6.747cm" svg:y="18.461cm">
          <text:p text:style-name="P9"><text:span text:style-name="T3">C</text:span><text:span text:style-name="T3">1</text:span></text:p>
          <text:p text:style-name="P9"><text:span text:style-name="T3">C</text:span><text:span text:style-name="T3">2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108cm" svg:height="0.059cm" svg:x="7.896cm" svg:y="18.496cm">
          <text:p text:style-name="P9"><text:span text:style-name="T3">E1</text:span></text:p>
          <text:p text:style-name="P9"><text:span text:style-name="T3">E2</text:span></text:p>
          <text:p text:style-name="P9"><text:span text:style-name="T3">E3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8" draw:layer="layout" svg:x1="6.885cm" svg:y1="18.375cm" svg:x2="7.855cm" svg:y2="18.344cm">
          <text:p/>
        </draw:line>
        <draw:line draw:style-name="gr20" draw:text-style-name="P8" draw:layer="layout" svg:x1="6.885cm" svg:y1="18.376cm" svg:x2="7.851cm" svg:y2="18.455cm">
          <text:p/>
        </draw:line>
        <draw:line draw:style-name="gr20" draw:text-style-name="P8" draw:layer="layout" svg:x1="6.885cm" svg:y1="18.495cm" svg:x2="7.851cm" svg:y2="18.574cm">
          <text:p/>
        </draw:line>
        <draw:custom-shape draw:style-name="gr32" draw:text-style-name="P15" draw:layer="layout" svg:width="2.727cm" svg:height="0.8cm" svg:x="17.1cm" svg:y="20.8cm">
          <text:p text:style-name="P14"><text:span text:style-name="T1">Entidade só não é fraca, </text:span><text:span text:style-name="T1">pq </text:span></text:p>
          <text:p text:style-name="P14"><text:span text:style-name="T1">ele precisa ter </text:span><text:span text:style-name="T1">pacientes </text:span></text:p>
          <text:p text:style-name="P14"><text:span text:style-name="T1">para trabalhar na </text:span><text:span text:style-name="T1">empres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9:21:07.818129854</meta:creation-date>
    <dc:date>2020-03-09T16:28:11.050417080</dc:date>
    <meta:editing-duration>PT4H50M32S</meta:editing-duration>
    <meta:editing-cycles>13</meta:editing-cycles>
    <meta:generator>LibreOffice/6.0.7.3$Linux_X86_64 LibreOffice_project/00m0$Build-3</meta:generator>
    <meta:document-statistic meta:object-count="225"/>
  </office:meta>
</office:document-meta>
</file>